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894cm" fo:break-before="auto" style:use-optimal-row-height="fals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2.237cm" fo:break-before="auto" style:use-optimal-row-height="false"/>
    </style:style>
    <style:style style:name="ro6" style:family="table-row">
      <style:table-row-properties style:row-height="2.395cm" fo:break-before="auto" style:use-optimal-row-height="false"/>
    </style:style>
    <style:style style:name="ro7" style:family="table-row">
      <style:table-row-properties style:row-height="2.131cm" fo:break-before="auto" style:use-optimal-row-height="false"/>
    </style:style>
    <style:style style:name="ro8" style:family="table-row">
      <style:table-row-properties style:row-height="1.921cm" fo:break-before="auto" style:use-optimal-row-height="false"/>
    </style:style>
    <style:style style:name="ro9" style:family="table-row">
      <style:table-row-properties style:row-height="2.106cm" fo:break-before="auto" style:use-optimal-row-height="false"/>
    </style:style>
    <style:style style:name="ro10" style:family="table-row">
      <style:table-row-properties style:row-height="1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ccff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00ccff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00ccff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00ccff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00cc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ccff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00ccff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00ccff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5"/>
        <table:table-column table:style-name="co1" table:default-cell-style-name="ce9"/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column table:style-name="co1" table:default-cell-style-name="ce9"/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9"/>
        <table:table-column table:style-name="co1" table:number-columns-repeated="8" table:default-cell-style-name="Default"/>
        <table:table-row table:style-name="ro1"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style-name="ce1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/>
          <table:table-cell table:style-name="ce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2">
            <text:p>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TOP</text:p>
          </table:table-cell>
          <table:table-cell table:style-name="ce10" office:value-type="float" office:value="1">
            <text:p>1</text:p>
          </table:table-cell>
          <table:table-cell/>
          <table:table-cell table:style-name="ce13" office:value-type="float" office:value="2">
            <text:p>2</text:p>
          </table:table-cell>
          <table:table-cell table:style-name="ce6" office:value-type="string">
            <text:p>TOP_INT_RIGHT</text:p>
          </table:table-cell>
          <table:table-cell table:style-name="ce10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style-name="ce6" office:value-type="string">
            <text:p>TOP_INT_LEFT</text:p>
          </table:table-cell>
          <table:table-cell table:style-name="ce10" office:value-type="float" office:value="2">
            <text:p>2</text:p>
          </table:table-cell>
          <table:table-cell/>
          <table:table-cell table:style-name="ce13" office:value-type="float" office:value="2">
            <text:p>2</text:p>
          </table:table-cell>
          <table:table-cell table:style-name="ce6" office:value-type="string">
            <text:p>TOP_INT_RIGHT</text:p>
          </table:table-cell>
          <table:table-cell table:style-name="ce10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style-name="ce6" office:value-type="string">
            <text:p>TOP_INT_LEFT</text:p>
          </table:table-cell>
          <table:table-cell table:style-name="ce10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6" office:value-type="string">
            <text:p>LEFT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/>
          <table:table-cell table:style-name="ce4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/>
          <table:table-cell table:style-name="ce4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/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5">
          <table:table-cell table:number-columns-repeated="3" office:value-type="float" office:value="2">
            <text:p>2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style-name="ce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/>
          <table:table-cell table:style-name="ce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6" office:value-type="string">
            <text:p>BOT</text:p>
          </table:table-cell>
          <table:table-cell table:style-name="ce10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BOT_INT_RIGHT</text:p>
          </table:table-cell>
          <table:table-cell table:style-name="ce10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style-name="ce6" office:value-type="string">
            <text:p>BOT_INT_LEFT</text:p>
          </table:table-cell>
          <table:table-cell table:style-name="ce10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6" office:value-type="string">
            <text:p>BOT_INT_LEFT</text:p>
          </table:table-cell>
          <table:table-cell table:style-name="ce10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BOT_INT_RIGHT</text:p>
          </table:table-cell>
          <table:table-cell table:style-name="ce10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RIGHT</text:p>
          </table:table-cell>
          <table:table-cell table:style-name="ce10" office:value-type="float" office:value="1">
            <text:p>1</text:p>
          </table:table-cell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/>
          <table:table-cell table:style-name="ce4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1">
            <text:p>1</text:p>
          </table:table-cell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8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9">
          <table:table-cell table:style-name="ce2" office:value-type="float" office:value="1">
            <text:p>1</text:p>
          </table:table-cell>
          <table:table-cell table:style-name="ce6" office:value-type="string">
            <text:p>TOP_LEFT</text:p>
          </table:table-cell>
          <table:table-cell table:style-name="ce10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style-name="ce6" office:value-type="string">
            <text:p>TOP_RIGHT</text:p>
          </table:table-cell>
          <table:table-cell table:style-name="ce10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style-name="ce6" office:value-type="string">
            <text:p>BOT_LEFT</text:p>
          </table:table-cell>
          <table:table-cell table:style-name="ce10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style-name="ce6" office:value-type="string">
            <text:p>BOT_RIGHT</text:p>
          </table:table-cell>
          <table:table-cell table:style-name="ce10" office:value-type="float" office:value="1">
            <text:p>1</text:p>
          </table:table-cell>
          <table:table-cell table:number-columns-repeated="8"/>
        </table:table-row>
        <table:table-row table:style-name="ro10"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9">29/02/2020</text:date>, <text:time>22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22:22:03.44</meta:creation-date>
    <dc:date>2020-02-29T22:54:01.49</dc:date>
    <meta:editing-duration>PT31M51S</meta:editing-duration>
    <meta:editing-cycles>17</meta:editing-cycles>
    <meta:generator>OpenOffice/4.1.3$Win32 OpenOffice.org_project/413m1$Build-9783</meta:generator>
    <meta:document-statistic meta:table-count="3" meta:cell-count="144" meta:object-count="0"/>
  </office:meta>
</office:document-meta>
</file>